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0f856" officeooo:paragraph-rsid="0010f856"/>
    </style:style>
    <style:style style:name="P2" style:family="paragraph" style:parent-style-name="Standard">
      <style:paragraph-properties fo:line-height="150%"/>
      <style:text-properties fo:font-size="14pt" fo:font-weight="bold" officeooo:rsid="000f92ae" officeooo:paragraph-rsid="000f92ae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font-weight="bold" officeooo:rsid="00123d9a" officeooo:paragraph-rsid="00123d9a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fo:font-weight="bold" officeooo:rsid="0010f856" officeooo:paragraph-rsid="0010f856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fo:font-weight="bold" officeooo:rsid="00139373" officeooo:paragraph-rsid="00139373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fo:font-weight="bold" officeooo:rsid="00156088" officeooo:paragraph-rsid="00156088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fo:font-weight="bold" officeooo:rsid="001b85ed" officeooo:paragraph-rsid="001b85ed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fo:font-weight="bold" officeooo:rsid="001c53af" officeooo:paragraph-rsid="001c53af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fo:font-weight="bold" officeooo:rsid="001dafb9" officeooo:paragraph-rsid="001dafb9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fo:font-weight="bold" officeooo:rsid="001faaac" officeooo:paragraph-rsid="001faaac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fo:font-weight="bold" officeooo:rsid="00224852" officeooo:paragraph-rsid="00224852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fo:font-weight="bold" officeooo:rsid="00232ba1" officeooo:paragraph-rsid="00232ba1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fo:font-weight="bold" officeooo:rsid="00234b4c" officeooo:paragraph-rsid="00234b4c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fo:font-weight="bold" officeooo:rsid="0023cdb9" officeooo:paragraph-rsid="0023cdb9" fo:background-color="transparent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fo:font-weight="normal" officeooo:rsid="0010f856" officeooo:paragraph-rsid="0010f85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size="14pt" fo:font-weight="normal" officeooo:rsid="00123d9a" officeooo:paragraph-rsid="00123d9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ize="14pt" fo:font-weight="normal" officeooo:rsid="00138d32" officeooo:paragraph-rsid="00138d3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font-size="14pt" fo:font-weight="normal" officeooo:rsid="00139373" officeooo:paragraph-rsid="00139373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size="14pt" fo:font-weight="normal" officeooo:rsid="00123d9a" officeooo:paragraph-rsid="00123d9a" fo:background-color="#b4c7dc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font-size="14pt" fo:font-weight="normal" officeooo:rsid="00138d32" officeooo:paragraph-rsid="00138d32" fo:background-color="#b4c7dc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font-size="14pt" fo:font-weight="normal" officeooo:rsid="00139373" officeooo:paragraph-rsid="00139373" fo:background-color="#b4c7d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font-size="14pt" fo:font-weight="normal" officeooo:rsid="00139373" officeooo:paragraph-rsid="00138d32" fo:background-color="#b4c7d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fo:font-size="14pt" fo:font-weight="normal" officeooo:rsid="0017fd99" officeooo:paragraph-rsid="0017fd99" fo:background-color="#b4c7dc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font-size="14pt" fo:font-weight="normal" officeooo:rsid="001c53af" officeooo:paragraph-rsid="001c53af" fo:background-color="#b4c7dc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font-size="14pt" fo:font-weight="normal" officeooo:rsid="001dafb9" officeooo:paragraph-rsid="001dafb9" fo:background-color="#b4c7dc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fo:font-size="14pt" fo:font-weight="normal" officeooo:rsid="0020b28d" officeooo:paragraph-rsid="00224852" fo:background-color="#b4c7dc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fo:font-size="14pt" fo:font-weight="normal" officeooo:rsid="00224852" officeooo:paragraph-rsid="00224852" fo:background-color="#b4c7dc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fo:font-size="14pt" fo:font-weight="normal" officeooo:rsid="00234b4c" officeooo:paragraph-rsid="00234b4c" fo:background-color="#b4c7dc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fo:font-size="14pt" fo:font-weight="normal" officeooo:rsid="0023cdb9" officeooo:paragraph-rsid="0023cdb9" fo:background-color="#b4c7dc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fo:font-size="14pt" fo:font-weight="normal" officeooo:rsid="00139373" officeooo:paragraph-rsid="00139373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fo:font-size="14pt" fo:font-weight="normal" officeooo:rsid="00156088" officeooo:paragraph-rsid="00156088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fo:font-size="14pt" fo:font-weight="normal" officeooo:rsid="0017fd99" officeooo:paragraph-rsid="0017fd99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fo:font-size="14pt" fo:font-weight="normal" officeooo:rsid="001b26dc" officeooo:paragraph-rsid="001b26dc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fo:font-size="14pt" fo:font-weight="normal" officeooo:rsid="001b78fc" officeooo:paragraph-rsid="001b78fc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fo:font-size="14pt" fo:font-weight="normal" officeooo:rsid="001b85ed" officeooo:paragraph-rsid="001b85ed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fo:font-size="14pt" fo:font-weight="normal" officeooo:rsid="001dafb9" officeooo:paragraph-rsid="001dafb9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fo:font-size="14pt" fo:font-weight="normal" officeooo:rsid="001faaac" officeooo:paragraph-rsid="001faaac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fo:font-size="14pt" fo:font-weight="normal" officeooo:rsid="0020b28d" officeooo:paragraph-rsid="0020b28d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fo:font-size="14pt" fo:font-weight="normal" officeooo:rsid="00232ba1" officeooo:paragraph-rsid="00232ba1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fo:font-size="14pt" fo:font-weight="normal" officeooo:rsid="00234b4c" officeooo:paragraph-rsid="00234b4c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50%" fo:text-align="justify" style:justify-single-word="false"/>
      <style:text-properties fo:font-size="14pt" fo:font-weight="normal" officeooo:rsid="0023cdb9" officeooo:paragraph-rsid="0023cdb9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fo:font-size="14pt" fo:font-weight="normal" officeooo:rsid="00156088" officeooo:paragraph-rsid="00156088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fo:font-size="14pt" fo:font-weight="normal" officeooo:rsid="00173432" officeooo:paragraph-rsid="0017d208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fo:font-size="14pt" fo:font-weight="normal" officeooo:rsid="0017d208" officeooo:paragraph-rsid="0017d208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fo:font-size="14pt" fo:font-weight="normal" officeooo:rsid="0017fd99" officeooo:paragraph-rsid="0017fd99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fo:font-size="14pt" fo:font-weight="normal" officeooo:rsid="00173432" officeooo:paragraph-rsid="0017d208" fo:background-color="#b4c7dc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fo:font-size="14pt" fo:font-weight="normal" officeooo:rsid="0017fd99" officeooo:paragraph-rsid="0017fd99" fo:background-color="#b4c7dc" style:font-size-asian="14pt" style:font-weight-asian="normal" style:font-size-complex="14pt" style:font-weight-complex="normal"/>
    </style:style>
    <style:style style:name="T1" style:family="text">
      <style:text-properties officeooo:rsid="0010f856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officeooo:rsid="00173432"/>
    </style:style>
    <style:style style:name="T4" style:family="text">
      <style:text-properties officeooo:rsid="0017d208"/>
    </style:style>
    <style:style style:name="T5" style:family="text">
      <style:text-properties fo:background-color="#b4c7dc" loext:char-shading-value="0"/>
    </style:style>
    <style:style style:name="T6" style:family="text">
      <style:text-properties officeooo:rsid="0017d208" fo:background-color="#b4c7dc" loext:char-shading-value="0"/>
    </style:style>
    <style:style style:name="T7" style:family="text">
      <style:text-properties officeooo:rsid="0017fd99"/>
    </style:style>
    <style:style style:name="T8" style:family="text">
      <style:text-properties officeooo:rsid="001b26dc"/>
    </style:style>
    <style:style style:name="T9" style:family="text">
      <style:text-properties officeooo:rsid="001b78fc"/>
    </style:style>
    <style:style style:name="T10" style:family="text">
      <style:text-properties officeooo:rsid="001b85ed"/>
    </style:style>
    <style:style style:name="T11" style:family="text">
      <style:text-properties officeooo:rsid="001c53af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224852"/>
    </style:style>
    <style:style style:name="T14" style:family="text">
      <style:text-properties officeooo:rsid="0023cd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<text:span text:style-name="T1">АДАНИЕ №2</text:span></text:p>
      <text:p text:style-name="P2"/>
      <text:p text:style-name="P4">1.</text:p>
      <text:p text:style-name="P15">#include &lt;stdio.h&gt;</text:p>
      <text:p text:style-name="P15"/>
      <text:p text:style-name="P15">#define OK 0</text:p>
      <text:p text:style-name="P15">#define ERROR_IO 1</text:p>
      <text:p text:style-name="P15"/>
      <text:p text:style-name="P15">int main(void)</text:p>
      <text:p text:style-name="P15">{</text:p>
      <text:p text:style-name="P15"><text:s text:c="4"/>int a, b, sum;</text:p>
      <text:p text:style-name="P15"><text:s text:c="4"/>printf("Input A and B: ");</text:p>
      <text:p text:style-name="P15"><text:s text:c="4"/>if (scanf("%d %d", &amp;a, &amp;b) != 2)</text:p>
      <text:p text:style-name="P15"><text:s text:c="4"/>{</text:p>
      <text:p text:style-name="P15"><text:s text:c="8"/>printf("Incorrrect input");</text:p>
      <text:p text:style-name="P15"><text:s text:c="8"/>return ERROR_IO;</text:p>
      <text:p text:style-name="P15"><text:s text:c="4"/>}</text:p>
      <text:p text:style-name="P15"/>
      <text:p text:style-name="P15"><text:s text:c="4"/>sum = a + b;</text:p>
      <text:p text:style-name="P15"><text:s text:c="4"/>printf("A + B = %d", sum);</text:p>
      <text:p text:style-name="P15"><text:s text:c="4"/>return OK;</text:p>
      <text:p text:style-name="P15">}</text:p>
      <text:p text:style-name="P15"/>
      <text:p text:style-name="P3">2.</text:p>
      <text:p text:style-name="P19">cpp -o main.i main.c</text:p>
      <text:p text:style-name="P16">Обработка препроцессором. На входе файл с программой. На выходе файл с расширением *.i, который является единицей трансляции</text:p>
      <text:p text:style-name="P16"/>
      <text:p text:style-name="P20">c99 -S<text:span text:style-name="T2"> -fverbose-asm main.i</text:span></text:p>
      <text:p text:style-name="P17"><text:soft-page-break/>Команда переводит программу с языка Си на язык Ассемблера. На выходе мы имеем файл Ассемблеровский файл main.s.</text:p>
      <text:p text:style-name="P17"/>
      <text:p text:style-name="P20">as main.s -o main.o</text:p>
      <text:p text:style-name="P17">С помощью этой команды мы переводим Ассемблеровский файл в машинный код. На выходе у нас создается двоичный файл main.o, который называется объектным.</text:p>
      <text:p text:style-name="P17"/>
      <text:p text:style-name="P21">gcc -o main.exe main.o</text:p>
      <text:p text:style-name="P18">Этап компоновки. В результате работы создается файл с расширением *.exe, который называется исполняемым файлом. В исполняемом файле программа хранится в виде, в котором может быть исполнена компьютером.</text:p>
      <text:p text:style-name="P22"/>
      <text:p text:style-name="P5">3. </text:p>
      <text:p text:style-name="P31">Компиляторы gcc и clang осуществляют перевод исходного текста программы, написанной на Си в машинный код, т.е код понятный операционной системе. Соответственно они и называются драйверами.</text:p>
      <text:p text:style-name="P31"/>
      <text:p text:style-name="P6">4.</text:p>
      <text:p text:style-name="P31">-<text:span text:style-name="T3">v — отображает программы вызванные компилятором</text:span></text:p>
      <text:p text:style-name="P42">-<text:span text:style-name="T3">save-temps — Не удаляет промежуточные файлы</text:span></text:p>
      <text:p text:style-name="P43"><text:span text:style-name="T4">a</text:span>.) </text:p>
      <text:p text:style-name="P43"><text:span text:style-name="T4">Компилятор gcc сначала выполняет обработку препроцессором и формирует файл a-main.i с помощью команды: </text:span></text:p>
      <text:p text:style-name="P43"><text:span text:style-name="T6">/usr/lib/gcc/x86_64-linux-gnu/11/cc1 -E -quiet -v -imultiarch x86_64-linux-gnu main.c -mtune=generic -march=x86-64 -std=c99 -Wall -fpch-preprocess -fasynchronous-unwind-tables -fstack-protector-strong -Wformat-security -fstack-clash-protection -fcf-protection -o a-main.i</text:span></text:p>
      <text:p text:style-name="P43"><text:span text:style-name="T4">Затем формирует ассемблеровский файл a-main.s с помощью команды:</text:span></text:p>
      <text:p text:style-name="P46"><text:soft-page-break/>/usr/lib/gcc/x86_64-linux-gnu/11/cc1 -fpreprocessed a-main.i -quiet -dumpdir a- -dumpbase main.c -dumpbase-ext .c -mtune=generic -march=x86-64 -Wall -std=c99 -version -fasynchronous-unwind-tables -fstack-protector-strong -Wformat-security -fstack-clash-protection -fcf-protection -o a-main.s</text:p>
      <text:p text:style-name="P44">С помощью команды <text:span text:style-name="T5">as -v --64 -o a-main.o a-main.s</text:span> формируется объектный файл, на основе которого формируется исполняемый файл (очень большая команда)</text:p>
      <text:p text:style-name="P44">b.) <text:span text:style-name="T7">a-main.i содержит в себе обработанную препроцессором программу</text:span></text:p>
      <text:p text:style-name="P45">a-main.s содержит в себе программу на ассемблере</text:p>
      <text:p text:style-name="P45">a-main.o и a.out бинарные файлы</text:p>
      <text:p text:style-name="P45">c.) Содержимое файлов a-main.i и a-main.s <text:s/>немного отличается от полученных мной. <text:span text:style-name="T8">Содержимое файлов a-main.o и a.out ничем не отличется от содержимого main.o и app.exe</text:span></text:p>
      <text:p text:style-name="P47">diff a-main.i main.i</text:p>
      <text:p text:style-name="P45">309c309,320</text:p>
      <text:p text:style-name="P45">&lt; # 84 "/usr/include/stdio.h" 3 4</text:p>
      <text:p text:style-name="P45">---</text:p>
      <text:p text:style-name="P45">&gt; # 52 "/usr/include/stdio.h" 3 4</text:p>
      <text:p text:style-name="P45">&gt; typedef __gnuc_va_list va_list;</text:p>
      <text:p text:style-name="P45">&gt; # 63 "/usr/include/stdio.h" 3 4</text:p>
      <text:p text:style-name="P45">&gt; typedef __off_t off_t;</text:p>
      <text:p text:style-name="P45">&gt; # 77 "/usr/include/stdio.h" 3 4</text:p>
      <text:p text:style-name="P45">&gt; typedef __ssize_t ssize_t;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<text:soft-page-break/>326a338,342</text:p>
      <text:p text:style-name="P45">&gt; </text:p>
      <text:p text:style-name="P45">&gt; </text:p>
      <text:p text:style-name="P45">&gt; </text:p>
      <text:p text:style-name="P45">&gt; extern int renameat (int __oldfd, const char *__old, int __newfd,</text:p>
      <text:p text:style-name="P45">&gt; <text:s text:c="7"/>const char *__new) __attribute__ ((__nothrow__ , __leaf__));</text:p>
      <text:p text:style-name="P45">334c350,363</text:p>
      <text:p text:style-name="P45">&lt; # 230 "/usr/include/stdio.h" 3 4</text:p>
      <text:p text:style-name="P45">---</text:p>
      <text:p text:style-name="P45">&gt; </text:p>
      <text:p text:style-name="P45">&gt; </text:p>
      <text:p text:style-name="P45">&gt; </text:p>
      <text:p text:style-name="P45">&gt; </text:p>
      <text:p text:style-name="P45">&gt; extern char *tmpnam_r (char __s[20]) __attribute__ ((__nothrow__ , __leaf__)) ;</text:p>
      <text:p text:style-name="P45">&gt; # 222 "/usr/include/stdio.h" 3 4</text:p>
      <text:p text:style-name="P45">&gt; extern char *tempnam (const char *__dir, const char *__pfx)</text:p>
      <text:p text:style-name="P45">&gt; <text:s text:c="3"/>__attribute__ ((__nothrow__ , __leaf__)) __attribute__ ((__malloc__)) __attribute__ ((__malloc__ (__builtin_free, 1)));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335a365,366</text:p>
      <text:p text:style-name="P45">&gt; # 239 "/usr/include/stdio.h" 3 4</text:p>
      <text:p text:style-name="P45">&gt; extern int fflush_unlocked (FILE *__stream);</text:p>
      <text:p text:style-name="P45">346a378,389</text:p>
      <text:p text:style-name="P45">&gt; # 293 "/usr/include/stdio.h" 3 4</text:p>
      <text:p text:style-name="P45"><text:soft-page-break/>&gt; extern FILE *fdopen (int __fd, const char *__modes) __attribute__ ((__nothrow__ , __leaf__))</text:p>
      <text:p text:style-name="P45">&gt; <text:s text:c="2"/>__attribute__ ((__malloc__)) __attribute__ ((__malloc__ (fclose, 1))) ;</text:p>
      <text:p text:style-name="P45">&gt; # 308 "/usr/include/stdio.h" 3 4</text:p>
      <text:p text:style-name="P45">&gt; extern FILE *fmemopen (void *__s, size_t __len, const char *__modes)</text:p>
      <text:p text:style-name="P45">&gt; <text:s text:c="2"/>__attribute__ ((__nothrow__ , __leaf__)) __attribute__ ((__malloc__)) __attribute__ ((__malloc__ (fclose, 1))) ;</text:p>
      <text:p text:style-name="P45">&gt; </text:p>
      <text:p text:style-name="P45">&gt; </text:p>
      <text:p text:style-name="P45">&gt; </text:p>
      <text:p text:style-name="P45">&gt; </text:p>
      <text:p text:style-name="P45">&gt; extern FILE *open_memstream (char **__bufloc, size_t *__sizeloc) __attribute__ ((__nothrow__ , __leaf__))</text:p>
      <text:p text:style-name="P45">&gt; <text:s text:c="2"/>__attribute__ ((__malloc__)) __attribute__ ((__malloc__ (fclose, 1))) ;</text:p>
      <text:p text:style-name="P45">354c397,412</text:p>
      <text:p text:style-name="P45">&lt; # 350 "/usr/include/stdio.h" 3 4</text:p>
      <text:p text:style-name="P45">---</text:p>
      <text:p text:style-name="P45">&gt; </text:p>
      <text:p text:style-name="P45">&gt; </text:p>
      <text:p text:style-name="P45">&gt; </text:p>
      <text:p text:style-name="P45">&gt; </text:p>
      <text:p text:style-name="P45">&gt; extern void setbuffer (FILE *__restrict __stream, char *__restrict __buf,</text:p>
      <text:p text:style-name="P45">&gt; <text:s text:c="9"/>size_t __size) __attribute__ ((__nothrow__ , __leaf__));</text:p>
      <text:p text:style-name="P45">&gt; </text:p>
      <text:p text:style-name="P45">&gt; </text:p>
      <text:p text:style-name="P45">&gt; extern void setlinebuf (FILE *__stream) __attribute__ ((__nothrow__ , __leaf__));</text:p>
      <text:p text:style-name="P45">&gt; </text:p>
      <text:p text:style-name="P45">&gt; </text:p>
      <text:p text:style-name="P45">&gt; </text:p>
      <text:p text:style-name="P45"><text:soft-page-break/>&gt; </text:p>
      <text:p text:style-name="P45">&gt; </text:p>
      <text:p text:style-name="P45">&gt; </text:p>
      <text:p text:style-name="P45">&gt; </text:p>
      <text:p text:style-name="P45">390c448,460</text:p>
      <text:p text:style-name="P45">&lt; # 415 "/usr/include/stdio.h" 3 4</text:p>
      <text:p text:style-name="P45">---</text:p>
      <text:p text:style-name="P45">&gt; # 403 "/usr/include/stdio.h" 3 4</text:p>
      <text:p text:style-name="P45">&gt; extern int vdprintf (int __fd, const char *__restrict __fmt,</text:p>
      <text:p text:style-name="P45">&gt; <text:s text:c="7"/>__gnuc_va_list __arg)</text:p>
      <text:p text:style-name="P45">&gt; <text:s text:c="5"/>__attribute__ ((__format__ (__printf__, 2, 0)));</text:p>
      <text:p text:style-name="P45">&gt; extern int dprintf (int __fd, const char *__restrict __fmt, ...)</text:p>
      <text:p text:style-name="P45">&gt; <text:s text:c="5"/>__attribute__ ((__format__ (__printf__, 2, 3)));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467a538,547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&gt; extern int getc_unlocked (FILE *__stream);</text:p>
      <text:p text:style-name="P45">&gt; extern int getchar_unlocked (void);</text:p>
      <text:p text:style-name="P45"><text:soft-page-break/>&gt; # 538 "/usr/include/stdio.h" 3 4</text:p>
      <text:p text:style-name="P45">&gt; extern int fgetc_unlocked (FILE *__stream);</text:p>
      <text:p text:style-name="P45">477c557,584</text:p>
      <text:p text:style-name="P45">&lt; # 592 "/usr/include/stdio.h" 3 4</text:p>
      <text:p text:style-name="P45">---</text:p>
      <text:p text:style-name="P45">&gt; # 565 "/usr/include/stdio.h" 3 4</text:p>
      <text:p text:style-name="P45">&gt; extern int fputc_unlocked (int __c, FILE *__stream);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&gt; extern int putc_unlocked (int __c, FILE *__stream);</text:p>
      <text:p text:style-name="P45">&gt; extern int putchar_unlocked (int __c);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&gt; extern int getw (FILE *__stream);</text:p>
      <text:p text:style-name="P45">&gt; </text:p>
      <text:p text:style-name="P45">&gt; </text:p>
      <text:p text:style-name="P45">&gt; extern int putw (int __w, FILE *__stream);</text:p>
      <text:p text:style-name="P45">&gt; </text:p>
      <text:p text:style-name="P45">&gt; </text:p>
      <text:p text:style-name="P45">&gt; </text:p>
      <text:p text:style-name="P45"><text:soft-page-break/>&gt; </text:p>
      <text:p text:style-name="P45">&gt; </text:p>
      <text:p text:style-name="P45">&gt; </text:p>
      <text:p text:style-name="P45">&gt; </text:p>
      <text:p text:style-name="P45">480,482c587,610</text:p>
      <text:p text:style-name="P45">&lt; # 605 "/usr/include/stdio.h" 3 4</text:p>
      <text:p text:style-name="P45">&lt; extern char *gets (char *__s) __attribute__ ((__deprecated__));</text:p>
      <text:p text:style-name="P45">&lt; # 655 "/usr/include/stdio.h" 3 4</text:p>
      <text:p text:style-name="P45">---</text:p>
      <text:p text:style-name="P45">&gt; # 632 "/usr/include/stdio.h" 3 4</text:p>
      <text:p text:style-name="P45">&gt; extern __ssize_t __getdelim (char **__restrict __lineptr,</text:p>
      <text:p text:style-name="P45">&gt; <text:s text:c="29"/>size_t *__restrict __n, int __delimiter,</text:p>
      <text:p text:style-name="P45">&gt; <text:s text:c="29"/>FILE *__restrict __stream) ;</text:p>
      <text:p text:style-name="P45">&gt; extern __ssize_t getdelim (char **__restrict __lineptr,</text:p>
      <text:p text:style-name="P45">&gt; <text:s text:c="27"/>size_t *__restrict __n, int __delimiter,</text:p>
      <text:p text:style-name="P45">&gt; <text:s text:c="27"/>FILE *__restrict __stream) ;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&gt; extern __ssize_t getline (char **__restrict __lineptr,</text:p>
      <text:p text:style-name="P45">&gt; <text:s text:c="26"/>size_t *__restrict __n,</text:p>
      <text:p text:style-name="P45">&gt; <text:s text:c="26"/>FILE *__restrict __stream) ;</text:p>
      <text:p text:style-name="P45">&gt; </text:p>
      <text:p text:style-name="P45">&gt; </text:p>
      <text:p text:style-name="P45">&gt; </text:p>
      <text:p text:style-name="P45"><text:soft-page-break/>&gt; </text:p>
      <text:p text:style-name="P45">&gt; </text:p>
      <text:p text:style-name="P45">&gt; </text:p>
      <text:p text:style-name="P45">&gt; </text:p>
      <text:p text:style-name="P45">511c639,650</text:p>
      <text:p text:style-name="P45">&lt; # 713 "/usr/include/stdio.h" 3 4</text:p>
      <text:p text:style-name="P45">---</text:p>
      <text:p text:style-name="P45">&gt; # 702 "/usr/include/stdio.h" 3 4</text:p>
      <text:p text:style-name="P45">&gt; extern size_t fread_unlocked (void *__restrict __ptr, size_t __size,</text:p>
      <text:p text:style-name="P45">&gt; <text:s text:c="9"/>size_t __n, FILE *__restrict __stream) ;</text:p>
      <text:p text:style-name="P45">&gt; extern size_t fwrite_unlocked (const void *__restrict __ptr, size_t __size,</text:p>
      <text:p text:style-name="P45">&gt; <text:s text:c="10"/>size_t __n, FILE *__restrict __stream);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522a662,668</text:p>
      <text:p text:style-name="P45">&gt; # 736 "/usr/include/stdio.h" 3 4</text:p>
      <text:p text:style-name="P45">&gt; extern int fseeko (FILE *__stream, __off_t __off, int __whence);</text:p>
      <text:p text:style-name="P45">&gt; </text:p>
      <text:p text:style-name="P45">&gt; </text:p>
      <text:p text:style-name="P45">&gt; </text:p>
      <text:p text:style-name="P45">&gt; </text:p>
      <text:p text:style-name="P45">&gt; extern __off_t ftello (FILE *__stream) ;</text:p>
      <text:p text:style-name="P45">536c682,694</text:p>
      <text:p text:style-name="P45">&lt; # 804 "/usr/include/stdio.h" 3 4</text:p>
      <text:p text:style-name="P45"><text:soft-page-break/>---</text:p>
      <text:p text:style-name="P45">&gt; </text:p>
      <text:p text:style-name="P45">&gt; </text:p>
      <text:p text:style-name="P45">&gt; </text:p>
      <text:p text:style-name="P45">&gt; extern void clearerr_unlocked (FILE *__stream) __attribute__ ((__nothrow__ , __leaf__));</text:p>
      <text:p text:style-name="P45">&gt; extern int feof_unlocked (FILE *__stream) __attribute__ ((__nothrow__ , __leaf__)) ;</text:p>
      <text:p text:style-name="P45">&gt; extern int ferror_unlocked (FILE *__stream) __attribute__ ((__nothrow__ , __leaf__)) ;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537a696,731</text:p>
      <text:p text:style-name="P45">&gt; </text:p>
      <text:p text:style-name="P45">&gt; </text:p>
      <text:p text:style-name="P45">&gt; </text:p>
      <text:p text:style-name="P45">&gt; </text:p>
      <text:p text:style-name="P45">&gt; extern int fileno (FILE *__stream) __attribute__ ((__nothrow__ , __leaf__)) ;</text:p>
      <text:p text:style-name="P45">&gt; </text:p>
      <text:p text:style-name="P45">&gt; </text:p>
      <text:p text:style-name="P45">&gt; </text:p>
      <text:p text:style-name="P45">&gt; </text:p>
      <text:p text:style-name="P45">&gt; extern int fileno_unlocked (FILE *__stream) __attribute__ ((__nothrow__ , __leaf__)) ;</text:p>
      <text:p text:style-name="P45"><text:soft-page-break/>&gt; # 823 "/usr/include/stdio.h" 3 4</text:p>
      <text:p text:style-name="P45">&gt; extern int pclose (FILE *__stream);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&gt; extern FILE *popen (const char *__command, const char *__modes)</text:p>
      <text:p text:style-name="P45">&gt; <text:s text:c="2"/>__attribute__ ((__malloc__)) __attribute__ ((__malloc__ (pclose, 1))) ;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&gt; </text:p>
      <text:p text:style-name="P45">&gt; extern char *ctermid (char *__s) __attribute__ ((__nothrow__ , __leaf__))</text:p>
      <text:p text:style-name="P45">&gt; <text:s text:c="2"/>__attribute__ ((__access__ (__write_only__, 1)));</text:p>
      <text:p text:style-name="P45">&gt; # 867 "/usr/include/stdio.h" 3 4</text:p>
      <text:p text:style-name="P45">&gt; extern void flockfile (FILE *__stream) __attribute__ ((__nothrow__ , __leaf__));</text:p>
      <text:p text:style-name="P45">&gt; </text:p>
      <text:p text:style-name="P45">&gt; </text:p>
      <text:p text:style-name="P45">&gt; </text:p>
      <text:p text:style-name="P45">&gt; extern int ftrylockfile (FILE *__stream) __attribute__ ((__nothrow__ , __leaf__)) ;</text:p>
      <text:p text:style-name="P45">&gt; </text:p>
      <text:p text:style-name="P45">&gt; </text:p>
      <text:p text:style-name="P45">&gt; extern void funlockfile (FILE *__stream) __attribute__ ((__nothrow__ , __leaf__));</text:p>
      <text:p text:style-name="P30"/>
      <text:p text:style-name="P23">diff a-main.s main.s </text:p>
      <text:p text:style-name="P30"><text:soft-page-break/></text:p>
      <text:p text:style-name="P30">1a2,6</text:p>
      <text:p text:style-name="P30">&gt; # GNU C99 (Ubuntu 11.3.0-1ubuntu1~22.04) version 11.3.0 (x86_64-linux-gnu)</text:p>
      <text:p text:style-name="P30">&gt; #<text:tab/>compiled by GNU C version 11.3.0, GMP version 6.2.1, MPFR version 4.1.0, MPC version 1.2.1, isl version isl-0.24-GMP</text:p>
      <text:p text:style-name="P30">&gt; </text:p>
      <text:p text:style-name="P30">&gt; # GGC heuristics: --param ggc-min-expand=100 --param ggc-min-heapsize=131072</text:p>
      <text:p text:style-name="P30">&gt; # options passed: -mtune=generic -march=x86-64 -std=c99 -fasynchronous-unwind-tables -fstack-protector-strong -fstack-clash-protection -fcf-protection</text:p>
      <text:p text:style-name="P30">18,19c23,24</text:p>
      <text:p text:style-name="P30">&lt; <text:tab/>endbr64</text:p>
      <text:p text:style-name="P30">&lt; <text:tab/>pushq<text:tab/>%rbp</text:p>
      <text:p text:style-name="P30">---</text:p>
      <text:p text:style-name="P30">&gt; <text:tab/>endbr64<text:tab/></text:p>
      <text:p text:style-name="P30">&gt; <text:tab/>pushq<text:tab/>%rbp<text:tab/>#</text:p>
      <text:p text:style-name="P30">22c27</text:p>
      <text:p text:style-name="P30">&lt; <text:tab/>movq<text:tab/>%rsp, %rbp</text:p>
      <text:p text:style-name="P30">---</text:p>
      <text:p text:style-name="P30">&gt; <text:tab/>movq<text:tab/>%rsp, %rbp<text:tab/>#,</text:p>
      <text:p text:style-name="P30">24,46c29,57</text:p>
      <text:p text:style-name="P30">&lt; <text:tab/>subq<text:tab/>$32, %rsp</text:p>
      <text:p text:style-name="P30">&lt; <text:tab/>movq<text:tab/>%fs:40, %rax</text:p>
      <text:p text:style-name="P30">&lt; <text:tab/>movq<text:tab/>%rax, -8(%rbp)</text:p>
      <text:p text:style-name="P30">&lt; <text:tab/>xorl<text:tab/>%eax, %eax</text:p>
      <text:p text:style-name="P30">&lt; <text:tab/>leaq<text:tab/>.LC0(%rip), %rax</text:p>
      <text:p text:style-name="P30">&lt; <text:tab/>movq<text:tab/>%rax, %rdi</text:p>
      <text:p text:style-name="P30">&lt; <text:tab/>movl<text:tab/>$0, %eax</text:p>
      <text:p text:style-name="P30">&lt; <text:tab/>call<text:tab/>printf@PLT</text:p>
      <text:p text:style-name="P30"><text:soft-page-break/>&lt; <text:tab/>leaq<text:tab/>-16(%rbp), %rdx</text:p>
      <text:p text:style-name="P30">&lt; <text:tab/>leaq<text:tab/>-20(%rbp), %rax</text:p>
      <text:p text:style-name="P30">&lt; <text:tab/>movq<text:tab/>%rax, %rsi</text:p>
      <text:p text:style-name="P30">&lt; <text:tab/>leaq<text:tab/>.LC1(%rip), %rax</text:p>
      <text:p text:style-name="P30">&lt; <text:tab/>movq<text:tab/>%rax, %rdi</text:p>
      <text:p text:style-name="P30">&lt; <text:tab/>movl<text:tab/>$0, %eax</text:p>
      <text:p text:style-name="P30">&lt; <text:tab/>call<text:tab/>__isoc99_scanf@PLT</text:p>
      <text:p text:style-name="P30">&lt; <text:tab/>cmpl<text:tab/>$2, %eax</text:p>
      <text:p text:style-name="P30">&lt; <text:tab/>je<text:tab/>.L2</text:p>
      <text:p text:style-name="P30">&lt; <text:tab/>leaq<text:tab/>.LC2(%rip), %rax</text:p>
      <text:p text:style-name="P30">&lt; <text:tab/>movq<text:tab/>%rax, %rdi</text:p>
      <text:p text:style-name="P30">&lt; <text:tab/>movl<text:tab/>$0, %eax</text:p>
      <text:p text:style-name="P30">&lt; <text:tab/>call<text:tab/>printf@PLT</text:p>
      <text:p text:style-name="P30">&lt; <text:tab/>movl<text:tab/>$1, %eax</text:p>
      <text:p text:style-name="P30">&lt; <text:tab/>jmp<text:tab/>.L4</text:p>
      <text:p text:style-name="P30">---</text:p>
      <text:p text:style-name="P30">&gt; <text:tab/>subq<text:tab/>$32, %rsp<text:tab/>#,</text:p>
      <text:p text:style-name="P30">&gt; # main.c:7: {</text:p>
      <text:p text:style-name="P30">&gt; <text:tab/>movq<text:tab/>%fs:40, %rax<text:tab/># MEM[(&lt;address-space-1&gt; long unsigned int *)40B], tmp96</text:p>
      <text:p text:style-name="P30">&gt; <text:tab/>movq<text:tab/>%rax, -8(%rbp)<text:tab/># tmp96, D.2147</text:p>
      <text:p text:style-name="P30">&gt; <text:tab/>xorl<text:tab/>%eax, %eax<text:tab/># tmp96</text:p>
      <text:p text:style-name="P30">&gt; # main.c:9: <text:s text:c="4"/>printf("Input A and B: ");</text:p>
      <text:p text:style-name="P30">&gt; <text:tab/>leaq<text:tab/>.LC0(%rip), %rax<text:tab/>#, tmp87</text:p>
      <text:p text:style-name="P30">&gt; <text:tab/>movq<text:tab/>%rax, %rdi<text:tab/># tmp87,</text:p>
      <text:p text:style-name="P30">&gt; <text:tab/>movl<text:tab/>$0, %eax<text:tab/>#,</text:p>
      <text:p text:style-name="P30">&gt; <text:tab/>call<text:tab/>printf@PLT<text:tab/>#</text:p>
      <text:p text:style-name="P30">&gt; # main.c:10: <text:s text:c="4"/>if (scanf("%d %d", &amp;a, &amp;b) != 2)</text:p>
      <text:p text:style-name="P30">&gt; <text:tab/>leaq<text:tab/>-16(%rbp), %rdx<text:tab/>#, tmp88</text:p>
      <text:p text:style-name="P30"><text:soft-page-break/>&gt; <text:tab/>leaq<text:tab/>-20(%rbp), %rax<text:tab/>#, tmp89</text:p>
      <text:p text:style-name="P30">&gt; <text:tab/>movq<text:tab/>%rax, %rsi<text:tab/># tmp89,</text:p>
      <text:p text:style-name="P30">&gt; <text:tab/>leaq<text:tab/>.LC1(%rip), %rax<text:tab/>#, tmp90</text:p>
      <text:p text:style-name="P30">&gt; <text:tab/>movq<text:tab/>%rax, %rdi<text:tab/># tmp90,</text:p>
      <text:p text:style-name="P30">&gt; <text:tab/>movl<text:tab/>$0, %eax<text:tab/>#,</text:p>
      <text:p text:style-name="P30">&gt; <text:tab/>call<text:tab/>__isoc99_scanf@PLT<text:tab/>#</text:p>
      <text:p text:style-name="P30">&gt; # main.c:10: <text:s text:c="4"/>if (scanf("%d %d", &amp;a, &amp;b) != 2)</text:p>
      <text:p text:style-name="P30">&gt; <text:tab/>cmpl<text:tab/>$2, %eax<text:tab/>#, _1</text:p>
      <text:p text:style-name="P30">&gt; <text:tab/>je<text:tab/>.L2<text:tab/>#,</text:p>
      <text:p text:style-name="P30">&gt; # main.c:12: <text:s text:c="8"/>printf("Incorrrect input");</text:p>
      <text:p text:style-name="P30">&gt; <text:tab/>leaq<text:tab/>.LC2(%rip), %rax<text:tab/>#, tmp91</text:p>
      <text:p text:style-name="P30">&gt; <text:tab/>movq<text:tab/>%rax, %rdi<text:tab/># tmp91,</text:p>
      <text:p text:style-name="P30">&gt; <text:tab/>movl<text:tab/>$0, %eax<text:tab/>#,</text:p>
      <text:p text:style-name="P30">&gt; <text:tab/>call<text:tab/>printf@PLT<text:tab/>#</text:p>
      <text:p text:style-name="P30">&gt; # main.c:13: <text:s text:c="8"/>return ERROR_IO;</text:p>
      <text:p text:style-name="P30">&gt; <text:tab/>movl<text:tab/>$1, %eax<text:tab/>#, _4</text:p>
      <text:p text:style-name="P30">&gt; <text:tab/>jmp<text:tab/>.L4<text:tab/>#</text:p>
      <text:p text:style-name="P30">48,58c59,73</text:p>
      <text:p text:style-name="P30">&lt; <text:tab/>movl<text:tab/>-20(%rbp), %edx</text:p>
      <text:p text:style-name="P30">&lt; <text:tab/>movl<text:tab/>-16(%rbp), %eax</text:p>
      <text:p text:style-name="P30">&lt; <text:tab/>addl<text:tab/>%edx, %eax</text:p>
      <text:p text:style-name="P30">&lt; <text:tab/>movl<text:tab/>%eax, -12(%rbp)</text:p>
      <text:p text:style-name="P30">&lt; <text:tab/>movl<text:tab/>-12(%rbp), %eax</text:p>
      <text:p text:style-name="P30">&lt; <text:tab/>movl<text:tab/>%eax, %esi</text:p>
      <text:p text:style-name="P30">&lt; <text:tab/>leaq<text:tab/>.LC3(%rip), %rax</text:p>
      <text:p text:style-name="P30">&lt; <text:tab/>movq<text:tab/>%rax, %rdi</text:p>
      <text:p text:style-name="P30">&lt; <text:tab/>movl<text:tab/>$0, %eax</text:p>
      <text:p text:style-name="P30">&lt; <text:tab/>call<text:tab/>printf@PLT</text:p>
      <text:p text:style-name="P30">&lt; <text:tab/>movl<text:tab/>$0, %eax</text:p>
      <text:p text:style-name="P30"><text:soft-page-break/>---</text:p>
      <text:p text:style-name="P30">&gt; # main.c:16: <text:s text:c="4"/>sum = a + b;</text:p>
      <text:p text:style-name="P30">&gt; <text:tab/>movl<text:tab/>-20(%rbp), %edx<text:tab/># a, a.0_2</text:p>
      <text:p text:style-name="P30">&gt; <text:tab/>movl<text:tab/>-16(%rbp), %eax<text:tab/># b, b.1_3</text:p>
      <text:p text:style-name="P30">&gt; # main.c:16: <text:s text:c="4"/>sum = a + b;</text:p>
      <text:p text:style-name="P30">&gt; <text:tab/>addl<text:tab/>%edx, %eax<text:tab/># a.0_2, tmp92</text:p>
      <text:p text:style-name="P30">&gt; <text:tab/>movl<text:tab/>%eax, -12(%rbp)<text:tab/># tmp92, sum</text:p>
      <text:p text:style-name="P30">&gt; # main.c:17: <text:s text:c="4"/>printf("A + B = %d", sum);</text:p>
      <text:p text:style-name="P30">&gt; <text:tab/>movl<text:tab/>-12(%rbp), %eax<text:tab/># sum, tmp93</text:p>
      <text:p text:style-name="P30">&gt; <text:tab/>movl<text:tab/>%eax, %esi<text:tab/># tmp93,</text:p>
      <text:p text:style-name="P30">&gt; <text:tab/>leaq<text:tab/>.LC3(%rip), %rax<text:tab/>#, tmp94</text:p>
      <text:p text:style-name="P30">&gt; <text:tab/>movq<text:tab/>%rax, %rdi<text:tab/># tmp94,</text:p>
      <text:p text:style-name="P30">&gt; <text:tab/>movl<text:tab/>$0, %eax<text:tab/>#,</text:p>
      <text:p text:style-name="P30">&gt; <text:tab/>call<text:tab/>printf@PLT<text:tab/>#</text:p>
      <text:p text:style-name="P30">&gt; # main.c:18: <text:s text:c="4"/>return OK;</text:p>
      <text:p text:style-name="P30">&gt; <text:tab/>movl<text:tab/>$0, %eax<text:tab/>#, _4</text:p>
      <text:p text:style-name="P30">60,63c75,80</text:p>
      <text:p text:style-name="P30">&lt; <text:tab/>movq<text:tab/>-8(%rbp), %rdx</text:p>
      <text:p text:style-name="P30">&lt; <text:tab/>subq<text:tab/>%fs:40, %rdx</text:p>
      <text:p text:style-name="P30">&lt; <text:tab/>je<text:tab/>.L5</text:p>
      <text:p text:style-name="P30">&lt; <text:tab/>call<text:tab/>__stack_chk_fail@PLT</text:p>
      <text:p text:style-name="P30">---</text:p>
      <text:p text:style-name="P30">&gt; # main.c:19: }</text:p>
      <text:p text:style-name="P30">&gt; <text:tab/>movq<text:tab/>-8(%rbp), %rdx<text:tab/># D.2147, tmp97</text:p>
      <text:p text:style-name="P30">&gt; <text:tab/>subq<text:tab/>%fs:40, %rdx<text:tab/># MEM[(&lt;address-space-1&gt; long unsigned int *)40B], tmp97</text:p>
      <text:p text:style-name="P30">&gt; <text:tab/>je<text:tab/>.L5<text:tab/>#,</text:p>
      <text:p text:style-name="P30">&gt; # main.c:19: }</text:p>
      <text:p text:style-name="P30">&gt; <text:tab/>call<text:tab/>__stack_chk_fail@PLT<text:tab/>#</text:p>
      <text:p text:style-name="P30"><text:soft-page-break/>65c82</text:p>
      <text:p text:style-name="P30">&lt; <text:tab/>leave</text:p>
      <text:p text:style-name="P30">---</text:p>
      <text:p text:style-name="P30">&gt; <text:tab/>leave<text:tab/></text:p>
      <text:p text:style-name="P30">67c84</text:p>
      <text:p text:style-name="P30">&lt; <text:tab/>ret</text:p>
      <text:p text:style-name="P30">---</text:p>
      <text:p text:style-name="P30">&gt; <text:tab/>ret</text:p>
      <text:p text:style-name="P30"/>
      <text:p text:style-name="P32">d.) <text:span text:style-name="T8">Scrt1.0, crti.o, crtbeginS.o, crtendS.o, crtn.o</text:span></text:p>
      <text:p text:style-name="P32">liblto_plugin.so, ld-linux-x86-64.so</text:p>
      <text:p text:style-name="P33">e.) <text:span text:style-name="T9">Все эти объектные файлы представляют собой код запуска среды выполнения Си</text:span></text:p>
      <text:p text:style-name="P34">Scrt1.o — содержит символ _start, который устанавливает env</text:p>
      <text:p text:style-name="P34">crti.o — определяет пролог функции <text:span text:style-name="T10">(часть машинного кода в начале процедуры)</text:span></text:p>
      <text:p text:style-name="P34">crtbeginS.o — ищет начало конструкторов </text:p>
      <text:p text:style-name="P34">crtendS.o — ищет начало деструкторов</text:p>
      <text:p text:style-name="P34">crtn.o — определяет эпилог функции <text:span text:style-name="T10">(часть машинного кода в конце процедуры)</text:span></text:p>
      <text:p text:style-name="P34"/>
      <text:p text:style-name="P7">5.</text:p>
      <text:p text:style-name="P35">.i файл — обработка препроцессором</text:p>
      <text:p text:style-name="P35">.bc <text:s/>- <text:span text:style-name="T11">промежуточное представление программы в форме биткода</text:span></text:p>
      <text:p text:style-name="P35">.s — <text:span text:style-name="T11">программа на языке ассемблера</text:span></text:p>
      <text:p text:style-name="P35">.o — <text:span text:style-name="T11">объектный файл с машинным кодом</text:span></text:p>
      <text:p text:style-name="P35">.exe — <text:span text:style-name="T11">исполняемый файл</text:span></text:p>
      <text:p text:style-name="P8"/>
      <text:p text:style-name="P8">6.</text:p>
      <text:p text:style-name="P24"><text:soft-page-break/>gcc -Wa,-a main.c &gt; main_asm.s </text:p>
      <text:p text:style-name="P25">gcc -Xassembler -a main.c &gt; main_asm.s</text:p>
      <text:p text:style-name="P27">gcc -S main.c <text:s/><text:span text:style-name="T12">- выполняет ассемблирование программы</text:span></text:p>
      <text:p text:style-name="P36">С помощью ключа -Wa и его параметра -a можно получить код программы на ассемблере</text:p>
      <text:p text:style-name="P36"/>
      <text:p text:style-name="P9">7.</text:p>
      <text:p text:style-name="P25">gcc -Wl,-Map output.map main.c</text:p>
      <text:p text:style-name="P27">gcc -c main.c -<text:span text:style-name="T12"> получение объектного файла </text:span></text:p>
      <text:p text:style-name="P37">С помощью ключа -Wl с параметром -<text:span text:style-name="T2">Map можно получить Map-файл программы, в котором в основном хранятся сценарии компоновщика, а также карта памяти.</text:span></text:p>
      <text:p text:style-name="P37"/>
      <text:p text:style-name="P10">8.</text:p>
      <text:p text:style-name="P38">Дизассемблирование можно выполнить с помощью команды </text:p>
      <text:p text:style-name="P26">objdump -d main.o &gt; main_<text:span text:style-name="T13">1</text:span>.s</text:p>
      <text:p text:style-name="P27"><text:span text:style-name="T12">В результате полученный файл на языке ассемблера, который хранит только команды ассемблера. В отличии от дизассемблированного файла оригинальный ассемблеровский файл хранит более развернутую информацию о программе.</text:span></text:p>
      <text:p text:style-name="P27"/>
      <text:p text:style-name="P11">9.</text:p>
      <text:p text:style-name="P39">Функции попали в секцию T (.text), локальные переменные не попали в секции (Вероятно потому что они находятся непосредственно в секции функции)</text:p>
      <text:p text:style-name="P39">Инициализированная глобальная переменная попала в секцию D (.data)</text:p>
      <text:p text:style-name="P39">Не инициализированная глобальная переменная попала в секцию B (.bss)</text:p>
      <text:p text:style-name="P39"/>
      <text:p text:style-name="P12">10.</text:p>
      <text:p text:style-name="P39"><text:soft-page-break/>При добавлении отладочной информации появляются новые секции .debug_line_str .debug_str .debug_line .debug_abbrev .debug_arranges .debug_info</text:p>
      <text:p text:style-name="P40">При выполнении 9 и 10 пункта пользовался командами: </text:p>
      <text:p text:style-name="P28">objdump -s main.o </text:p>
      <text:p text:style-name="P28">nm main.o</text:p>
      <text:p text:style-name="P39"/>
      <text:p text:style-name="P12">11.</text:p>
      <text:p text:style-name="P28">gcc -std=c99 main.c</text:p>
      <text:p text:style-name="P40">При выполнении этой команды получаем исполняемый файл a.out</text:p>
      <text:p text:style-name="P40"/>
      <text:p text:style-name="P13">12.</text:p>
      <text:p text:style-name="P40">a.)</text:p>
      <text:p text:style-name="P28">rw-rw-r-- 1 daniil daniil 2,2K мар 19 22:38 a.o</text:p>
      <text:p text:style-name="P28">-rwxrwxr-x 1 daniil daniil <text:s/>16K мар 19 22:34 a.out</text:p>
      <text:p text:style-name="P28">-rw-rw-r-- 1 daniil daniil 4,7K мар 19 22:38 b.o</text:p>
      <text:p text:style-name="P28">-rwxrwxr-x 1 daniil daniil <text:s/>18K мар 19 22:36 b.out</text:p>
      <text:p text:style-name="P40">Можно заметить, что файлы без отладочной информации (файлы a.o и a.out) меньше по размеру</text:p>
      <text:p text:style-name="P40">b.) <text:span text:style-name="T14">В файлах с отладочной информацией больше секций</text:span></text:p>
      <text:p text:style-name="P41">В исполняемом файле секций намного больше, чем в объектном</text:p>
      <text:p text:style-name="P41">с.) Расположений функций, глобальных и локальных переменных не изменилось</text:p>
      <text:p text:style-name="P14">13.</text:p>
      <text:p text:style-name="P14"/>
      <text:p text:style-name="P41">С помощью команды <text:span text:style-name="T5">ldd a.out</text:span> получаем следующий результат:</text:p>
      <text:p text:style-name="P41"><text:span text:style-name="T5">linux-vdso.so.1 (0x00007ffc48500000)</text:span></text:p>
      <text:p text:style-name="P29">libc.so.6 =&gt; /lib/x86_64-linux-gnu/libc.so.6 (0x00007f8b8d600000)</text:p>
      <text:p text:style-name="P29">/lib64/ld-linux-x86-64.so.2 (0x00007f8b8d9d2000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0f856" officeooo:paragraph-rsid="0010f85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5:31:28.896101904</meta:creation-date>
    <dc:date>2023-03-19T22:50:52.436780285</dc:date>
    <meta:editing-duration>PT13M4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8" meta:paragraph-count="453" meta:word-count="2003" meta:character-count="13105" meta:non-whitespace-character-count="10992"/>
  </office:meta>
</office:document-meta>
</file>